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3135.23pt" svg:y="62.3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office:value-type="date" office:date-value="2021-05-20" calcext:value-type="date">
            <text:p>20/05/21</text:p>
          </table:table-cell>
          <table:table-cell table:style-name="ce1" office:value-type="date" office:date-value="2021-05-21" calcext:value-type="date">
            <text:p>21/05/21</text:p>
          </table:table-cell>
          <table:table-cell table:style-name="ce1" office:value-type="date" office:date-value="2021-05-22" calcext:value-type="date">
            <text:p>22/05/21</text:p>
          </table:table-cell>
          <table:table-cell table:style-name="ce1" office:value-type="date" office:date-value="2021-05-23" calcext:value-type="date">
            <text:p>23/05/21</text:p>
          </table:table-cell>
          <table:table-cell table:style-name="ce1" office:value-type="date" office:date-value="2021-05-24" calcext:value-type="date">
            <text:p>24/05/21</text:p>
          </table:table-cell>
          <table:table-cell table:style-name="ce1" office:value-type="date" office:date-value="2021-05-25" calcext:value-type="date">
            <text:p>25/05/21</text:p>
          </table:table-cell>
          <table:table-cell table:style-name="ce1" office:value-type="date" office:date-value="2021-05-26" calcext:value-type="date">
            <text:p>26/05/21</text:p>
          </table:table-cell>
          <table:table-cell table:style-name="ce1" office:value-type="date" office:date-value="2021-05-27" calcext:value-type="date">
            <text:p>27/05/21</text:p>
          </table:table-cell>
          <table:table-cell table:style-name="ce1" office:value-type="date" office:date-value="2021-05-28" calcext:value-type="date">
            <text:p>28/05/21</text:p>
          </table:table-cell>
          <table:table-cell table:style-name="ce1" office:value-type="date" office:date-value="2021-05-29" calcext:value-type="date">
            <text:p>29/05/21</text:p>
          </table:table-cell>
          <table:table-cell table:style-name="ce1" office:value-type="date" office:date-value="2021-05-30" calcext:value-type="date">
            <text:p>30/05/21</text:p>
          </table:table-cell>
          <table:table-cell table:style-name="ce1" office:value-type="date" office:date-value="2021-05-31" calcext:value-type="date">
            <text:p>31/05/21</text:p>
          </table:table-cell>
          <table:table-cell table:style-name="ce1" office:value-type="date" office:date-value="2021-06-01" calcext:value-type="date">
            <text:p>01/06/21</text:p>
          </table:table-cell>
          <table:table-cell table:style-name="ce1" office:value-type="date" office:date-value="2021-06-02" calcext:value-type="date">
            <text:p>02/06/21</text:p>
          </table:table-cell>
          <table:table-cell table:style-name="ce1" office:value-type="date" office:date-value="2021-06-03" calcext:value-type="date">
            <text:p>03/06/21</text:p>
          </table:table-cell>
          <table:table-cell table:style-name="ce1" table:number-columns-repeated="95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table:number-columns-repeated="95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13"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9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0/00/0000</text:date>, <text:time style:data-style-name="N2" text:time-value="12:08:17.557366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6-03T18:42:42.167077205</dc:date>
    <meta:editing-duration>P42DT12H46M27S</meta:editing-duration>
    <meta:editing-cycles>105</meta:editing-cycles>
    <meta:generator>LibreOffice/5.1.6.2$Linux_X86_64 LibreOffice_project/10m0$Build-2</meta:generator>
    <meta:document-statistic meta:table-count="1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303cm" svg:y="0.379cm" svg:width="19.377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float" office:value="44336">
                <text:p>44336</text:p>
              </table:table-cell>
              <table:table-cell office:value-type="float" office:value="44337">
                <text:p>44337</text:p>
              </table:table-cell>
              <table:table-cell office:value-type="float" office:value="44338">
                <text:p>44338</text:p>
              </table:table-cell>
              <table:table-cell office:value-type="float" office:value="44339">
                <text:p>44339</text:p>
              </table:table-cell>
              <table:table-cell office:value-type="float" office:value="44340">
                <text:p>44340</text:p>
              </table:table-cell>
              <table:table-cell office:value-type="float" office:value="44341">
                <text:p>44341</text:p>
              </table:table-cell>
              <table:table-cell office:value-type="float" office:value="44342">
                <text:p>44342</text:p>
              </table:table-cell>
              <table:table-cell office:value-type="float" office:value="44343">
                <text:p>44343</text:p>
              </table:table-cell>
              <table:table-cell office:value-type="float" office:value="44344">
                <text:p>44344</text:p>
              </table:table-cell>
              <table:table-cell office:value-type="float" office:value="44345">
                <text:p>44345</text:p>
              </table:table-cell>
              <table:table-cell office:value-type="float" office:value="44346">
                <text:p>44346</text:p>
              </table:table-cell>
              <table:table-cell office:value-type="float" office:value="44347">
                <text:p>44347</text:p>
              </table:table-cell>
              <table:table-cell office:value-type="float" office:value="44348">
                <text:p>44348</text:p>
              </table:table-cell>
              <table:table-cell office:value-type="float" office:value="44349">
                <text:p>44349</text:p>
              </table:table-cell>
              <table:table-cell office:value-type="float" office:value="44350">
                <text:p>443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